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ewsWrapper.loadXml( NamespaceHelper help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NewsWrapper.saveXml( NamespaceHelper help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NewsWrapper.NewsWrapper( Document doc , Logger log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ewsWrapper.setIncludeItemNumber( short numb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NewsWrapper.getIncludeItemNumb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